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_A</text:p>
          </table:table-cell>
          <table:table-cell office:value-type="string" table:style-name="ce1">
            <text:p>A(2)x_A</text:p>
          </table:table-cell>
          <table:table-cell office:value-type="string" table:style-name="ce1">
            <text:p>A(4)x_A</text:p>
          </table:table-cell>
          <table:table-cell office:value-type="string" table:style-name="ce1">
            <text:p>A(8)x_A</text:p>
          </table:table-cell>
          <table:table-cell office:value-type="string" table:style-name="ce1">
            <text:p>Ax_A</text:p>
          </table:table-cell>
          <table:table-cell office:value-type="string" table:style-name="ce1">
            <text:p>x_A</text:p>
          </table:table-cell>
          <table:table-cell office:value-type="string" table:style-name="ce1">
            <text:p>A_x</text:p>
          </table:table-cell>
          <table:table-cell office:value-type="string" table:style-name="ce1">
            <text:p>A(2)x_x</text:p>
          </table:table-cell>
          <table:table-cell office:value-type="string" table:style-name="ce1">
            <text:p>A(4)x_x</text:p>
          </table:table-cell>
          <table:table-cell office:value-type="string" table:style-name="ce1">
            <text:p>A(8)x_x</text:p>
          </table:table-cell>
          <table:table-cell office:value-type="string" table:style-name="ce1">
            <text:p>Ax_x</text:p>
          </table:table-cell>
          <table:table-cell office:value-type="string" table:style-name="ce1">
            <text:p>x_x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-2" table:style-name="ce1">
            <text:p>-2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-8" table:style-name="ce1">
            <text:p>-8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-21" table:style-name="ce1">
            <text:p>-2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-3" table:style-name="ce1">
            <text:p>-3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Yan Ojeda</meta:initial-creator>
    <dc:creator>Yan Ojeda</dc:creator>
    <meta:creation-date>2020-10-29T08:59:42Z</meta:creation-date>
    <dc:date>2020-10-29T09:02:22Z</dc:date>
  </office:meta>
</office:document-meta>
</file>